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F0000004A2FAC62B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de classes do sistema de clínica veterinária</text:p>
      <text:p text:style-name="P1"/>
      <text:p text:style-name="P1"/>
      <text:p text:style-name="P1"/>
      <text:p text:style-name="P1"><draw:frame draw:style-name="fr1" draw:name="graphics1" text:anchor-type="paragraph" svg:y="0.1161in" svg:width="7.1661in" svg:height="5.761in" draw:z-index="0"><draw:image xlink:href="Pictures/10000201000005F0000004A2FAC62B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4-08-14T15:45:29</meta:creation-date>
    <dc:date>2014-08-14T19:05:57</dc:date>
    <dc:creator>Diego </dc:creator>
    <meta:editing-duration>PT6M45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1" meta:paragraph-count="1" meta:word-count="8" meta:character-count="53" meta:non-whitespace-character-count="46"/>
  </office:meta>
</office:document-meta>
</file>